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38%" fo:text-indent="0.5in" style:auto-text-indent="false"/>
    </style:style>
    <style:style style:name="P2" style:family="paragraph" style:parent-style-name="Standard">
      <style:paragraph-properties fo:margin-left="0in" fo:margin-right="0in" fo:margin-top="0in" fo:margin-bottom="0in" loext:contextual-spacing="false" fo:line-height="138%" fo:text-indent="0.5in" style:auto-text-indent="false"/>
      <style:text-properties fo:font-size="12pt" style:font-size-asian="12pt" style:font-size-complex="12pt"/>
    </style:style>
    <style:style style:name="P3" style:family="paragraph" style:parent-style-name="Standard" style:master-page-name="Standard">
      <style:paragraph-properties fo:margin-left="0in" fo:margin-right="0in" fo:margin-top="0in" fo:margin-bottom="0in" loext:contextual-spacing="false" fo:line-height="138%" fo:text-indent="0.5in" style:auto-text-indent="false" style:page-number="1"/>
    </style:style>
    <style:style style:name="P4" style:family="paragraph" style:parent-style-name="Standard">
      <style:paragraph-properties fo:margin-left="0in" fo:margin-right="0in" fo:margin-top="0.111in" fo:margin-bottom="0in" loext:contextual-spacing="false" fo:line-height="138%" fo:text-indent="0.5in" style:auto-text-indent="false"/>
    </style:style>
    <style:style style:name="P5" style:family="paragraph" style:parent-style-name="Standard">
      <style:paragraph-properties fo:margin-top="0.111in" fo:margin-bottom="0in" loext:contextual-spacing="false" fo:line-height="138%"/>
    </style:style>
    <style:style style:name="P6" style:family="paragraph" style:parent-style-name="Standard">
      <style:paragraph-properties fo:margin-top="0.111in" fo:margin-bottom="0in" loext:contextual-spacing="false" fo:line-height="138%"/>
      <style:text-properties fo:font-size="12pt" style:font-size-asian="12pt" style:font-size-complex="12pt"/>
    </style:style>
    <style:style style:name="P7" style:family="paragraph" style:parent-style-name="Standard">
      <style:paragraph-properties fo:margin-top="0in" fo:margin-bottom="0in" loext:contextual-spacing="false"/>
    </style:style>
    <style:style style:name="T1"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Thirty six hours before, Josephine watched through her binoculars the homeless man searching through the trash can. He had a bald spot but it was hard to tell with the dirt covering the man in big blotches all over his body. He grinned, exposing that his two front teeth were missing, as he retrieved a half eaten burger wrapped in a blue and yellow paper with the words, “Golden Arches” printed in cursive.</text:span></text:p>
      <text:p text:style-name="P2"/>
      <text:p text:style-name="P1"><text:span text:style-name="T1">"God, what I’d give to have one of those right now,“ said Josephine under her breath. Her stomach grumbled.</text:span></text:p>
      <text:p text:style-name="P4"><text:span text:style-name="T1">She pulled away her binoculars and leaned back on the small building that held a generator. She took out a candy bar and began eating. It was early in the morning and usually vampires by this time would be hidden away in a basement or some dark place sleeping. However, at this time of day, there was not enough sunlight to hurt a vampire if he or she wore sunblock she noted.</text:span></text:p>
      <text:p text:style-name="P4"><text:span text:style-name="T1">"And that poor man was going to be someone’s breakfast,” she said to herself softly.</text:span></text:p>
      <text:p text:style-name="P5"><text:span text:style-name="T1"><text:tab/>She should do something. She should kill the vampire whom she had saw stalking the homeless man from the shadows of an apartment complex. Unconsciously, she reached into her pockets of her jacket and felt the handles of her trusty pistol in their holsters. She shook her head. No, that part of her life was long gone.</text:span></text:p>
      <text:p text:style-name="P5"><text:span text:style-name="T1"><text:tab/>She no longer hunted the creatures that stalked the night. No longer served the Order to protect the “innocence”. Now she hunted a different kind of creature.</text:span></text:p>
      <text:p text:style-name="P5"><text:span text:style-name="T1"><text:tab/>She turned into the direction to a pointed rooftop of a church. She admired the exquisite stained glass windows and pitied at the prospect that she may have to destroy them. Maybe if she got to the church before the target came? Perhaps she should be like the vampire and hid until the right moment?</text:span></text:p>
      <text:p text:style-name="P5"><text:span text:style-name="T1"><text:tab/>Speaking of the right moment. She took her binoculars and turned back to the homeless man. The man had just finished eating the burger when a dark blur grabbed him and pulled him into an alleyway. There were no screams or sounds of thrashing.</text:span></text:p>
      <text:p text:style-name="P5"><text:span text:style-name="T1"><text:tab/>She shrugged. It was too late to act. The homeless man was now that vampire’s breakfast. Perhaps she felt a tinge of guilt, but not really. She looked at her watch and nodded. It was now or she will have to wait for months for the next opportunity.</text:span></text:p>
      <text:p text:style-name="P5"><text:span text:style-name="T1">***</text:span></text:p>
      <text:p text:style-name="P5"><text:span text:style-name="T1"><text:tab/>The doorknob rattled a few seconds before finally clicking and the door opened. A wizen man draped in a black robe of a priest entered the room. He was humming a song he couldn’t get out of his head.</text:span></text:p>
      <text:p text:style-name="P5"><text:span text:style-name="T1"><text:tab/>The light from the hall spilled into the room. Books and papers were on the ground, a few chairs overturned and all the drawers in his desk were opened. He switched on the light and saw even more devastation.</text:span></text:p>
      <text:p text:style-name="P4"><text:span text:style-name="T1">"What in the Holy Father?“ he blurted, his English accent strong. Did someone robbed them? He couldn’t believe that. There was nothing valuable in the room worth selling in the streets.</text:span></text:p>
      <text:p text:style-name="P4"><text:span text:style-name="T1">He took a step in.</text:span></text:p>
      <text:p text:style-name="P4"><text:span text:style-name="T1">Bang!</text:span></text:p>
      <text:p text:style-name="P5"><text:span text:style-name="T1"><text:tab/>The door behind him closed. He snap around and came to face a tall woman, a little over six foot, in a hooded jacket. Her face obscured by the shadow of her hood but he could see threads of golden hair and her eerie blue eyes. “Who are you? Why did you steal from the Church?” he demanded.</text:span></text:p>
      <text:p text:style-name="P5"><text:span text:style-name="T1"><text:tab/>"You’re late, Father George. I was about to leave.“</text:span></text:p>
      <text:p text:style-name="P4"><text:span text:style-name="T1">Father George recoiled at the immediate recognition of the voice. “Josephine?”</text:span></text:p>
      <text:p text:style-name="P4"><text:span text:style-name="T1">"In the flesh,“ said Josephine. She took a step forward and pulled down her hood. If she were a vampire, she’d be baring her fangs. Instead she pulled back her jacket to reveal two pistols in their hostlers. "Tricking those vampires in London to come after me was rather foolish of you. Their master was not pleased his children were being used by the Order.”</text:span></text:p>
      <text:p text:style-name="P5"><text:soft-page-break/><text:span text:style-name="T1"><text:tab/>"I couldn’t risk any more lives on you,“ spat Father George. He looked at the corner of the shadows. Beads of sweat formed on his forehead. He gripped the hanging cross on his necklace.</text:span></text:p>
      <text:p text:style-name="P4"><text:span text:style-name="T1">"C’mon now,” said Josephine, noticing where his eyes were looking at. “Don’t be foolish. There are no vampires here. I killed them all.”</text:span></text:p>
      <text:p text:style-name="P4"><text:span text:style-name="T1">"Then what? If you’re not with them then why? Why against the very Order that is in your veins, your bloodline?“ said Father George. His face was now slick with sweat.</text:span></text:p>
      <text:p text:style-name="P4"><text:span text:style-name="T1">"You know damn well why,” snapped Josephine. She placed a hand on one of her holster. She will make this quick despite her wanting to torture the priest before killing him.</text:span></text:p>
      <text:p text:style-name="P4"><text:span text:style-name="T1">"Don’t,“ pleaded Father George. He started to back away, thinking of any way out of his situation. Was it hopeless?</text:span></text:p>
      <text:p text:style-name="P4"><text:span text:style-name="T1">"Don’t what? Kill you?” Josephine pulled out one of her guns. This gun had a particularly large and long barrel. “Make your prayer.”</text:span></text:p>
      <text:p text:style-name="P4"><text:span text:style-name="T1">Father George suddenly relaxed and placed a hand over his heart. He looked at her straight in the eye and spoke, “I forgive you.”</text:span></text:p>
      <text:p text:style-name="P5"><text:span text:style-name="T1"><text:tab/>"Go to Hell.“ Josephine pulled the trigger.</text:span></text:p>
      <text:p text:style-name="P5"><text:span text:style-name="T1"><text:tab/>There was no sound, but there indeed a puff of white smoke at the mouth of the gun where a bullet had shot out.</text:span></text:p>
      <text:p text:style-name="P5"><text:span text:style-name="T1"><text:tab/>Father George snapped back into a chair behind him and then slumped in an awkward sitting position. At first there was just a hole in the middle of his forehead but then, in a blink, blood started flowing out.</text:span></text:p>
      <text:p text:style-name="P5"><text:span text:style-name="T1"><text:tab/>Josephine holstered her gun. "Now let’s see if he has it on his body.”</text:span></text:p>
      <text:p text:style-name="P5"><text:span text:style-name="T1"><text:tab/>She checked the dead priest’s pockets and found nothing. She frowned as she started patting down his robe for some secret compartment in his clothes. Nothing.</text:span></text:p>
      <text:p text:style-name="P5"><text:span text:style-name="T1"><text:tab/>Then her eyes saw the cross that the priest had gripped earlier. She yanked the cross off from the simple chain and examined it. Then her eyes narrowed as she flipped the cross and saw the blinking red led light.</text:span></text:p>
      <text:p text:style-name="P4"><text:span text:style-name="T1">"Fucking asshole.“</text:span></text:p>
      <text:p text:style-name="P5"><text:span text:style-name="T1"><text:tab/>Josephine dashed behind a nearby bookcase and hunkered down.</text:span></text:p>
      <text:p text:style-name="P5"><text:span text:style-name="T1"><text:tab/>The rounds of bullets pierced through the door in a barrage of holes. Books, papers and even bits of the heavy desk flew. A grey gun-powdered smoke filled the room. When the door opened up, it fell out of its hinges in a heavy thud.</text:span></text:p>
      <text:p text:style-name="P5"><text:span text:style-name="T1"><text:tab/>"Still alive?” called out a deep voice in a mocking tone.</text:span></text:p>
      <text:p text:style-name="P5"><text:span text:style-name="T1"><text:tab/>Josephine grimaced as she looked over to where Father George was slumped in. He was now looking like grounded meat. Half of his face and parts of his torso was on the floor in fine pieces.</text:span></text:p>
      <text:p text:style-name="P4"><text:span text:style-name="T1">"Coming in then!“</text:span></text:p>
      <text:p text:style-name="P5"><text:span text:style-name="T1"><text:tab/>A large, body building, dark man dressed in a long black coat came in with an automatic rifle at this hip. He looked around scanning for her, ignoring the dead priest. "I know you are still here,” he bellowed. He noticed the bookcase didn’t seem to be touched and his lips twitched slightly. He lifted his rifle at it.</text:span></text:p>
      <text:p text:style-name="P5"><text:span text:style-name="T1"><text:tab/>"Can you just let me go this one time for old times sake?“ called out Josephine as she took out her shorter barrelled gun and cocked it. The silencer one would not do well against a man with a semi-automatic.</text:span></text:p>
      <text:p text:style-name="P5"><text:soft-page-break/><text:span text:style-name="T1"><text:tab/>The man lowered his rifle. "I cannot allow you to leave. The Order commanded capturing you alive but,” the man hesitated. “ I prefer you dead.”</text:span></text:p>
      <text:p text:style-name="P5"><text:span text:style-name="T1"><text:tab/>Josephine smiled. She didn’t expect any less from him. Charles was his name and they had been hunting buddies for a short period when she had come into the Order eight years ago. “Well, since you want to kill me so bad how about we take it outside?” she said.</text:span></text:p>
      <text:p text:style-name="P5"><text:span text:style-name="T1"><text:tab/>"Do you expect me to just let you waltz out here and we shoot each other to death?“ scoffed Charles.</text:span></text:p>
      <text:p text:style-name="P4"><text:span text:style-name="T1">"Yeah, that’s the idea. Game?” she called out. She remembered the stained glass windows and found one not far from her.</text:span></text:p>
      <text:p text:style-name="P5"><text:span text:style-name="T1"><text:tab/>"You’re full of shit–“</text:span></text:p>
      <text:p text:style-name="P5"><text:span text:style-name="T1"><text:tab/>Taking as a cue, Josephine dashed toward the stained glass window. In the corner of her eyes, she saw Charles lift his rifle. She jumped at the stained window the moment he fired.</text:span></text:p>
      <text:p text:style-name="P4"><text:span text:style-name="T1">Bullets sprayed and a few of them caught Josephine in her right shoulder and left calf as she smashed into the window. Instinctively, she rolled onto the concrete pavement and got onto her feet. Behind her, she could hear Charles howling out a curse. Adrenaline pumping in her veins, she barely registered her wounds as she started to run.</text:span></text:p>
      <text:p text:style-name="P5"><text:span text:style-name="T1"><text:tab/>Where to? She banked hard around the corner. She couldn’t be seen. Too many witnesses and she may have a problem. She looked up ahead and saw the building she had been using to scope out the church. "Rooftop it is,” she said under her breath. At least she could make Charles death seem like an accident.</text:span></text:p>
      <text:p text:style-name="P5"><text:span text:style-name="T1"><text:tab/>The sound of a revving engine had her looking back. Her eyes narrowed as she saw Charles on a motorcycle coming at her. His bald head gleamed under the light like a miniature halo.</text:span></text:p>
      <text:p text:style-name="P4"><text:span text:style-name="T1">"Goddamn,“ she cursed as sprinted toward the alleyway that bordered the building.</text:span></text:p>
      <text:p text:style-name="P4"><text:span text:style-name="T1">When she reached there she found the rope she had used to climbed down.</text:span></text:p>
      <text:p text:style-name="P5"><text:span text:style-name="T1"><text:tab/>Then it came.</text:span></text:p>
      <text:p text:style-name="P4"><text:span text:style-name="T1">It was rare but always, if her life was to end, it came unannounced. It came like a shadowy hand that sucked her out of where she was and into a dark room with only a rectangle light in front of her. In that light she would watch of what will happen.</text:span></text:p>
      <text:p text:style-name="P5"><text:span text:style-name="T1"><text:tab/>And what will happen is that Charles would enter the alleyway and stop in front of the rope as she was nearing the ledge of the building. He’d then took out his rifle and shoot. She watch herself get hit and fall off the rope. Then she died, sprawled on the floor of the alleyway, with Charles praying over her body.</text:span></text:p>
      <text:p text:style-name="P4"><text:span text:style-name="T1">"That was a really stupid plan,” she said to herself as she snapped back into the present. She took a step back from the rope. Time was short and she could no longer go with her initial plan of going to the rooftop and battle Charles there. Then what? she thought. Run? No, he’ll catch up. I have to hide.</text:span></text:p>
      <text:p text:style-name="P4"><text:span text:style-name="T1">She looked over and caught a pile of trash. She closed her eyes tight and had to fight the urge to hurl at the thought of hiding in there. Yeah he’d definitely wouldn’t think I’d be there, she thought. The sound of motorcycle was getting strong so she quickly went and dove into the pile of trash.</text:span></text:p>
      <text:p text:style-name="P5"><text:span text:style-name="T1"><text:tab/>Josephine had barely enough time to cover any exposed area with whatever trash she could get her hand on and lower her breath when Charles appeared in front of the alleyway, stopping at the entrance. He put his motorcycle on its stand and got off and entered the alleyway. He looked around, then approached the slightly swinging rope. He stopped in front of the rope and tugged on it. For a moment he was contemplating if this was a trap or perhaps a foolish mistake Josephine had made?</text:span></text:p>
      <text:p text:style-name="P5"><text:span text:style-name="T1"><text:tab/>The thought of pulling out her gun and shoot him did cross her mind but, now feeling the bullet wounds in her right shoulder and left calf, she would not be fast enough against his semi-automatic rifle. She need to keep hiding and then? She watched Charles started to climb up the rope with one arm holding his rifle.</text:span></text:p>
      <text:p text:style-name="P5"><text:span text:style-name="T1"><text:tab/>Josephine eyes then wandered down to the motorcycle where she caught the gleam of keys. She had to stop herself from laughing. Charles had left his keys in his motorcycle! What an idiot, she thought. She waited until she could see Charles go over the building’s ledge and out of sight.</text:span></text:p>
      <text:p text:style-name="P5"><text:span text:style-name="T1"><text:tab/>Then not wasting another moment she burst out of the trash and ran, now with a limp, to the motorcycle. She hopped on it and immediately drove off as fast as she could. She did not look back upon hearing the fire-crackling sound of automatic rifle going off behind her.</text:span></text:p>
      <text:p text:style-name="P5"><text:span text:style-name="T1">***</text:span></text:p>
      <text:p text:style-name="P4"><text:soft-page-break/><text:span text:style-name="T1">It was getting dark when Josephine finally parked. She had drove through the city aimlessly in hopes of confusing Charles and whomever the Order had sent to hunt her down. She only stopped momentarily to bind her two bullet wounds in makeshift tourniquets before continuing with her aimlessness. Despite that, her wounds still bleed as she looked into the rearview mirror of her motorcycle at her right shoulder. A dark reddish spot over her right shoulder was slowly increasing in size. She didn’t bother to look down as she was sure the lower part of her left leg was already drenched with dark blood.</text:span></text:p>
      <text:p text:style-name="P5"><text:span text:style-name="T1"><text:tab/>The pain had been manageable then but now it was like a roaring fire. Damn, I think they got infected. She looked up at the very recognizable large yellow arch over a white building with a blue roof. This was a Golden Arches, a fast food burger joint. Usually, when she was with the Order, she’d go to a church and heal. However, since she had left, she had to make do with this place.</text:span></text:p>
      <text:p text:style-name="P5"><text:span text:style-name="T1"><text:tab/>She knew this Golden Arches was one of the many places that had been blessed by a sanctified priest from the Vatican. Lots had changed since the beginnings of the Order. In the past it was just rag tagged of different organizations around the world, each calling themselves ‘Hunters’ and fighting the evils of the night. Then a near world ending incident at the turn of the century, had the Vatican consolidated most of the organizations into one known entity as the Vatican’s Order of the Hunters.</text:span></text:p>
      <text:p text:style-name="P4"><text:span text:style-name="T1">Such consolidation prompted the sharing of ideas. One particular idea was to have other ways to have sanctuaries for its soldiers. So it came to be that the Vatican offered blessings, particularly newly built buildings, in the guise as a kind of good luck from the Heavens. In reality, they were to become sanctuaries for Hunters like herself to heal and recuperate as well as protections against the dark creatures.</text:span></text:p>
      <text:p text:style-name="P5"><text:span text:style-name="T1"><text:tab/>This Golden Arches she chose on purpose as her recovery site. After all, she knew who had blessed it. <text:s/>A <text:s/>smile spread across her face. She had killed him this morning.</text:span></text:p>
      <text:p text:style-name="P4"><text:span text:style-name="T1">She got off of the motorcycle and limped toward the back. She stopped and hid in the shadows when the backdoor opened up. A dark haired woman wearing the blue and white uniform came out with a bag of trash. She watched the dark haired woman throw the trash bag and then cursed as the trash bag landed on the ledge of the garbage bin. The dark haired woman then kicked the garbage bin only to have the trash bag fall off the garbage bin and onto the ground. The woman shrugged and then went back inside into the fast food building.</text:span></text:p>
      <text:p text:style-name="P5"><text:span text:style-name="T1"><text:tab/>Josephine hadn’t seen that worker before. She must be a new. She moved out of the shadows and toward the back door. She rummaged in the hidden pocket of her coat for a key, grimacing as she felt a new burst of pain from her right shoulder.</text:span></text:p>
      <text:p text:style-name="P5"><text:span text:style-name="T1"><text:tab/>Once she found the key, she unlocked the door and entered. She quickly turned right into a small enclave where a boxed fire extinguishing was hidden away. She peeked out from the enclave just in time to see the dark haired woman conversing with a man who was wearing solid blue polo-shirt and white pants. By the uniform on the man, she recognized as the manager of this Golden Arches.</text:span></text:p>
      <text:p text:style-name="P5"><text:span text:style-name="T1"><text:tab/>"I know this is just first week and I don’t expect you to remember all the items on the menu, however…,“ said the manager.</text:span></text:p>
      <text:p text:style-name="P5"><text:span text:style-name="T1"><text:tab/>Josephine shut her mind off from the conversation as she wave of pain emanating from her calf nearly knocked her into a blackout. She had to go to the restroom quickly or else the employees of Golden Arches may find her passed out here.</text:span></text:p>
      <text:p text:style-name="P5"><text:span text:style-name="T1"><text:tab/>Silently, she slipped out of the enclave.</text:span></text:p>
      <text:p text:style-name="P4"><text:span text:style-name="T1">Nobody seemed to notice her, partly being that this was the high time for demand of their burgers, and the manager was still conversing with the new employee which she realized was the one she saw earlier taking out trash. She was able to get around the kitchen and into the restroom areas.</text:span></text:p>
      <text:p text:style-name="P5"><text:span text:style-name="T1"><text:tab/>Along the way she picked up a, "Out of Order,” sign that was on a counter before putting it on the handle of one of the restrooms she had prepped before. Once inside she aptly locked it. This particular restroom she had chosen due to the lack of traffic and was not often pre-occupied due to its awkward position near the kitchen.</text:span></text:p>
      <text:p text:style-name="P4"><text:span text:style-name="T1">However, if there was anybody in here at this moment, she’d have to take them out. She quickly hobble around with a hand on her silencer and debating whether to shoot or just knock anybody she found. She finally let out a sigh of relief when she confirmed no one was around.</text:span></text:p>
      <text:p text:style-name="P4"><text:span text:style-name="T1">Josephine then went to the sink and turning the hot and cold knobs in a certain sequence until she heard a click. She grinned as the mirror above the sink opened up. When she had been scoping the city and chosen this particular place as her safe house, she had secretly installed this secret compartment. It was no easy feat as she had to bribe some schmuck contractor to come into this facility under the guise of updating the plumbing to install this. Then she made sure the contractor would never tell anyone of this when the job was done.</text:span></text:p>
      <text:p text:style-name="P5"><text:span text:style-name="T1"><text:tab/>She found her medical kit and a water bottle next to some spare clothes before shutting the mirror. Slowly, she undid the tourniquets, biting down a groan as her right shoulder and left calf throbbed. She was not worried she’d bleed to death and was sure that the bleeding had stopped the moment she entered the fast food joint. She removed her jacket and the clothes underneath. She tossed them to the wall behind her, guns in holsters and all.</text:span></text:p>
      <text:p text:style-name="P5"><text:span text:style-name="T1"><text:tab/>Josephine, with hands on the sink, saw in the mirror that she was nearly naked and was only wearing her bra and underwear. She looked over to her shoulder where the bullet wound had stopped bleeding but there was an ugly mixture of puss and dried blood over the wound. She looked down and a little backward to see the same thing with her left calf.</text:span></text:p>
      <text:p text:style-name="P5"><text:span text:style-name="T1"><text:tab/>"Nothing that holy water couldn’t fix,“ she grumbled to herself.</text:span></text:p>
      <text:p text:style-name="P5"><text:span text:style-name="T1"><text:tab/>She opened up her medical kit and began treating her wounds. She took out some cloths and opened up the water bottle. Carelessly, she splashed them onto her wounds. Her wounds made a hissing sound and she started to wipe away the dried blood and puss with the cloths.</text:span></text:p>
      <text:p text:style-name="P5"><text:span text:style-name="T1"><text:tab/>As Josephine wiped more and more of the puss and dried blood, she could see her wounds beginning to close up. That was one of the gifts of an ordained Hunter.</text:span></text:p>
      <text:p text:style-name="P4"><text:span text:style-name="T1">She couldn’t recall exactly how this came to be, but she knew the reasoning. As the Evils of the night became increasingly more dangerous, there was a need for Hunters to be on par with the unnatural abilities of the supernatural. Each ordained Hunter was given a special blessing that granted each of them various supernatural abilities. Enhanced healing was one of them, but only if they were at a holy site or drink holy water.</text:span></text:p>
      <text:p text:style-name="P5"><text:soft-page-break/><text:span text:style-name="T1"><text:tab/>However, the enhanced healing has it drawbacks. It wasn’t perfect like a werewolf’s near instantaneous healing ability or the vampire’s perfect healing that left no scars. On her body were scars from previous wounds she had gotten. Some were minor nicks and some were large nearly death-ending type of wounds. There was one particular one she had across are well defined six pack abs.</text:span></text:p>
      <text:p text:style-name="P4"><text:span text:style-name="T1">A werewolf, the largest she had ever seen that towered about nine feet, had gave her that. If it wasn’t for a friend, she probably be that werewolf’s meal. Another scar, not life threatening, but it was meaningful as it was her first scar as an official Hunter. She looked at her blue eyes and traced the faded scar ever her the ridge of her nose.</text:span></text:p>
      <text:p text:style-name="P5"><text:span text:style-name="T1"><text:tab/>Suddenly she was tired. That was the second and main drawback with the healing. This healing gift always took a toll on one’s body, leaving one to vulnerability. Something that the creatures of night took to their advantage and many ordained Hunters before her fell.</text:span></text:p>
      <text:p text:style-name="P5"><text:span text:style-name="T1"><text:tab/>She moved to the back wall and leaned on it, sliding down until she was sitting next to her clothes. She closed her eyes and began to sleep. How long did she sleep, she didn’t know but the hard knock had her eyes fluttering opened and her hands reaching for her guns whom were still in their holsters.</text:span></text:p>
      <text:p text:style-name="P5"><text:span text:style-name="T1"><text:tab/>"Hey, yeah, I know this isn’t out of order. I had cleaned it last evening so,” said a voice from behind the door. There was an incoherent grumble. “I can smell you through the door and I know you need a place to sleep and all being homeless. Look, this is the first week for me, so I shouldn’t be doing this but I will keep the sign until end of breakfast. After that, you have to leave.”</text:span></text:p>
      <text:p text:style-name="P5"><text:span text:style-name="T1"><text:tab/>There was an awkward silence. Josephine was frozen in place, not sure what to do. Then she sniffed her forearm and scrunch up her nose. Apparently, her time in the trash pile had gifted her with its smell.</text:span></text:p>
      <text:p text:style-name="P5"><text:span text:style-name="T1"><text:tab/>"Okay,“ said the voice, breaking the silence. "I’ll take that as a yes. Remember, end of breakfast.”</text:span></text:p>
      <text:p text:style-name="P5"><text:span text:style-name="T1"><text:tab/>Josephine could hear the footsteps fade away. She let out a sigh of relief. She recognized the voice belonging to that new employee who also seem to think she was a homeless person.</text:span></text:p>
      <text:p text:style-name="P5"><text:span text:style-name="T1"><text:tab/>At least the new employee was decent enough to leave me be at the moment, she thought. Feeling much more rejuvenated, Josephine got up and went back to the mirror. She repeated the sequence and opened up the mirror once more. There she started to clean up. Once done, she putted on her spare clothes and she wore her Golden Warriors jacket she had hidden behind the mirror as well.</text:span></text:p>
      <text:p text:style-name="P5"><text:span text:style-name="T1"><text:tab/>At first she was going to put on her holster but she found a note in her pockets. It read, “Please, just have fun and relaxed when you can.” She recognized the curvy handwriting belonging to her good friend.</text:span></text:p>
      <text:p text:style-name="P5"><text:span text:style-name="T1"><text:tab/>"I should, shouldn’t I?“ she said to herself. After all, she had took down one of the men and women responsible for her father’s demise. It had been months in the making and she finally did it.</text:span></text:p>
      <text:p text:style-name="P5"><text:span text:style-name="T1"><text:tab/>She nodded. She does deserve a bit of peace before she moved to her next target. Hopefully, this down time will also cool down her trail and confuse Charles and whatever pursers the Order may have sent.</text:span></text:p>
      <text:p text:style-name="P5"><text:span text:style-name="T1"><text:tab/>With that decision, she putted away her guns behind the mirror. She will retrieve them later. Her stomach growled and she patted it. "Right on time,” she said.</text:span></text:p>
      <text:p text:style-name="P5"><text:span text:style-name="T1"><text:tab/>Josephine, after cleaning up any dried blood or stains that would indicate her presence, exited the bathroom. Her mouth began to water as she entered the dining room. A line had formed and she saw the new employee helming the ordering as if she always belonged at the fast food joint.</text:span></text:p>
      <text:p text:style-name="P5"><text:span text:style-name="T1"><text:tab/>The Hunter smirked as she got into line. Now that daylight was filling the Golden Arches and she wasn’t so preoccupied with her wounds, she could see that the new employee was cute despite the uniform. Maybe I should ask her out? She always said I needed go on a date like a normal person once in awhile, she thought.</text:span></text:p>
      <text:p text:style-name="P5"><text:span text:style-name="T1"><text:tab/>Josephine waited until it was her turn at the counter.</text:span></text:p>
      <text:p text:style-name="P4"><text:span text:style-name="T1">"Welcome to the Golden Arches! Happily serving over one billion customers. What would you like to order today?“ said the new employee, sunlight bouncing off of her silver small plate name tag.</text:span></text:p>
      <text:p text:style-name="P5"><text:span text:style-name="T1"><text:tab/>Josephine read the name tag on the new employee. "Leora.”</text:span></text:p>
      <text:p text:style-name="P4"><text:span text:style-name="T1">"Yes,“ drawled Leora. "That is my name. Okay, so, m’am, what would you like to order?”</text:span></text:p>
      <text:p text:style-name="P5"><text:span text:style-name="T1"><text:tab/>"I think I will go with the number one meal. Yes, make it extra and, uh, could I get you to go out for an evening with me?“</text:span></text:p>
      <text:p text:style-name="P5"><text:span text:style-name="T1"><text:tab/>"Gotcha, one number one meal. Extra. What was the other part?” said Leora as she was typing in the order cash register.</text:span></text:p>
      <text:p text:style-name="P4"><text:soft-page-break/><text:span text:style-name="T1">"Uh,“ Josephine cleared her throat. Usually that worked. "I said if you wanted to go out, tonight?”</text:span></text:p>
      <text:p text:style-name="P4"><text:span text:style-name="T1">Leora looked up from the cash register. “Oh, Ohhhhhhh. Huh,I, ah–”</text:span></text:p>
      <text:p text:style-name="P5"><text:span text:style-name="T1"><text:tab/>"That’s a yes,“ said the manager who seem to come out of nowhere.</text:span></text:p>
      <text:p text:style-name="P4"><text:span text:style-name="T1">"What?” said Leora. Her dark eyes went wide.</text:span></text:p>
      <text:p text:style-name="P4"><text:span text:style-name="T1">"Don’t worry, I have you penciled out for the evening. You are doing such a good job right now I was already giving you this evening off. Besides, she’s hot,“ said the manager who nudge Leora with a mischievous grin.</text:span></text:p>
      <text:p text:style-name="P4"><text:span text:style-name="T1">"So?” smiled Josephine giving a thankful nod at the manager.</text:span></text:p>
      <text:p text:style-name="P5"><text:span text:style-name="T1"><text:tab/>"Um, yeah.“ said Leora.</text:span></text:p>
      <text:p text:style-name="P5"><text:span text:style-name="T1"><text:tab/>"Good, you got a pen? You’ll need my number,” said Josephine.</text:span></text:p>
      <text:p text:style-name="P4"><text:span text:style-name="T1">The manager pulled out his pen and took a napkin from a nearby pile. He placed them in front of Leora. “I’ll just leave theses two here,” he said before winking at Leora once more and then going off to the drive through window where a worker needed his help.</text:span></text:p>
      <text:p text:style-name="P5"><text:span text:style-name="T1"><text:tab/>"Okay, yeah,“ said Leora with a deep breath. She pushed the pen and napkin to Josephine.</text:span></text:p>
      <text:p text:style-name="P5"><text:span text:style-name="T1"><text:tab/>Josephine jotted down her number but realized she also had to give a name. She couldn’t give her real name. Just incase, maybe, Leora happened to know someone in the Order. Though she doubted it. Mostly.</text:span></text:p>
      <text:p text:style-name="P5"><text:span text:style-name="T1"><text:tab/>"Hmm, sorry, uh, I think people are getting anxious,” said Leora in an awkward smile.</text:span></text:p>
      <text:p text:style-name="P4"><text:span text:style-name="T1">Perhaps her subconscious mind was still lingering on her last kill, but she wrote down, “Georgie.” She pushed the pen and napkin back to Leora. “Call me with a time and I’ll give a place,” she said with a wink.</text:span></text:p>
      <text:p text:style-name="P5"><text:span text:style-name="T1"><text:tab/>"Okay, Georgie,“ nodded Leora.</text:span></text:p>
      <text:p text:style-name="P6"/>
      <text:p text:style-name="P7"><text:span text:style-name="T1"><text:tab/>With that, their fate was sealed for that evening.</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6" meta:paragraph-count="118" meta:word-count="4387" meta:character-count="23857" meta:non-whitespace-character-count="19513"/>
    <meta:generator>LibreOfficeDev/5.1.0.3$Linux_X86_64 LibreOffice_project/</meta:generator>
  </office:meta>
</office:document-meta>
</file>